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87bd" officeooo:paragraph-rsid="001287bd"/>
    </style:style>
    <style:style style:name="P2" style:family="paragraph" style:parent-style-name="Standard">
      <style:paragraph-properties fo:line-height="200%"/>
      <style:text-properties fo:language="en" fo:country="US" officeooo:rsid="0013566f" officeooo:paragraph-rsid="0013566f"/>
    </style:style>
    <style:style style:name="P3" style:family="paragraph" style:parent-style-name="Standard">
      <style:paragraph-properties fo:line-height="200%"/>
      <style:text-properties fo:language="en" fo:country="US" officeooo:rsid="00288e87" officeooo:paragraph-rsid="00288e87"/>
    </style:style>
    <style:style style:name="P4" style:family="paragraph" style:parent-style-name="Standard">
      <style:paragraph-properties fo:line-height="200%"/>
      <style:text-properties fo:language="ru" fo:country="RU" style:text-underline-style="none" officeooo:rsid="001287bd" officeooo:paragraph-rsid="0013566f"/>
    </style:style>
    <style:style style:name="P5" style:family="paragraph" style:parent-style-name="Standard">
      <style:paragraph-properties fo:line-height="200%"/>
      <style:text-properties fo:language="ru" fo:country="RU" style:text-underline-style="none" officeooo:rsid="0013566f" officeooo:paragraph-rsid="0013566f"/>
    </style:style>
    <style:style style:name="P6" style:family="paragraph" style:parent-style-name="Standard">
      <style:paragraph-properties fo:line-height="200%"/>
      <style:text-properties fo:language="ru" fo:country="RU" style:text-underline-style="none" officeooo:rsid="0013566f" officeooo:paragraph-rsid="001b70be"/>
    </style:style>
    <style:style style:name="P7" style:family="paragraph" style:parent-style-name="Standard">
      <style:paragraph-properties fo:line-height="200%"/>
      <style:text-properties fo:language="ru" fo:country="RU" style:text-underline-style="none" officeooo:rsid="0013566f" officeooo:paragraph-rsid="00259d6e"/>
    </style:style>
    <style:style style:name="P8" style:family="paragraph" style:parent-style-name="Standard">
      <style:paragraph-properties fo:line-height="200%"/>
      <style:text-properties fo:language="ru" fo:country="RU" style:text-underline-style="solid" style:text-underline-width="auto" style:text-underline-color="font-color" officeooo:rsid="001287bd" officeooo:paragraph-rsid="0013566f"/>
    </style:style>
    <style:style style:name="P9" style:family="paragraph" style:parent-style-name="Standard">
      <style:paragraph-properties fo:line-height="200%"/>
      <style:text-properties fo:language="ru" fo:country="RU" style:text-underline-style="solid" style:text-underline-width="auto" style:text-underline-color="font-color" officeooo:rsid="0013566f" officeooo:paragraph-rsid="0013566f"/>
    </style:style>
    <style:style style:name="P10" style:family="paragraph" style:parent-style-name="Standard">
      <style:paragraph-properties fo:line-height="200%"/>
      <style:text-properties fo:language="ru" fo:country="RU" officeooo:rsid="0013566f" officeooo:paragraph-rsid="0013566f"/>
    </style:style>
    <style:style style:name="P11" style:family="paragraph" style:parent-style-name="Standard">
      <style:paragraph-properties fo:line-height="150%" fo:text-align="end" style:justify-single-word="false"/>
      <style:text-properties fo:language="ru" fo:country="RU" officeooo:rsid="0013566f" officeooo:paragraph-rsid="0013566f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en" fo:country="US" officeooo:rsid="001287bd" officeooo:paragraph-rsid="0013566f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13566f"/>
    </style:style>
    <style:style style:name="P14" style:family="paragraph" style:parent-style-name="Standard">
      <style:paragraph-properties fo:line-height="200%"/>
      <style:text-properties officeooo:paragraph-rsid="0013566f"/>
    </style:style>
    <style:style style:name="P15" style:family="paragraph" style:parent-style-name="Standard">
      <style:paragraph-properties fo:line-height="200%"/>
      <style:text-properties officeooo:paragraph-rsid="001b70b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line-height="200%"/>
      <style:text-properties fo:language="en" fo:country="US" style:text-underline-style="none" officeooo:rsid="002c68df" officeooo:paragraph-rsid="002c68df"/>
    </style:style>
    <style:style style:name="P18" style:family="paragraph" style:parent-style-name="Standard">
      <style:paragraph-properties fo:line-height="200%" fo:text-align="center" style:justify-single-word="false"/>
      <style:text-properties fo:language="en" fo:country="US" officeooo:rsid="0013566f" officeooo:paragraph-rsid="002d7b16"/>
    </style:style>
    <style:style style:name="P19" style:family="paragraph" style:parent-style-name="Standard">
      <style:paragraph-properties fo:line-height="200%"/>
      <style:text-properties officeooo:paragraph-rsid="0013566f"/>
    </style:style>
    <style:style style:name="P20" style:family="paragraph" style:parent-style-name="Standard">
      <style:paragraph-properties fo:line-height="200%"/>
      <style:text-properties officeooo:paragraph-rsid="0031e72c"/>
    </style:style>
    <style:style style:name="T1" style:family="text">
      <style:text-properties officeooo:rsid="0013566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3566f"/>
    </style:style>
    <style:style style:name="T4" style:family="text">
      <style:text-properties fo:language="ru" fo:country="RU" style:text-underline-style="solid" style:text-underline-width="auto" style:text-underline-color="font-color" officeooo:rsid="0013566f"/>
    </style:style>
    <style:style style:name="T5" style:family="text">
      <style:text-properties fo:language="ru" fo:country="RU" style:text-underline-style="none" officeooo:rsid="0013566f"/>
    </style:style>
    <style:style style:name="T6" style:family="text">
      <style:text-properties fo:language="ru" fo:country="RU" officeooo:rsid="002d7b16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officeooo:rsid="0013566f"/>
    </style:style>
    <style:style style:name="T9" style:family="text">
      <style:text-properties fo:language="en" fo:country="US" officeooo:rsid="001e9feb"/>
    </style:style>
    <style:style style:name="T10" style:family="text">
      <style:text-properties fo:language="en" fo:country="US" officeooo:rsid="00288e87"/>
    </style:style>
    <style:style style:name="T11" style:family="text">
      <style:text-properties fo:language="en" fo:country="US" style:text-underline-style="solid" style:text-underline-width="auto" style:text-underline-color="font-color" officeooo:rsid="0029fd83"/>
    </style:style>
    <style:style style:name="T12" style:family="text">
      <style:text-properties fo:language="en" fo:country="US" officeooo:rsid="002d7b16"/>
    </style:style>
    <style:style style:name="T13" style:family="text">
      <style:text-properties fo:language="en" fo:country="US" officeooo:rsid="002d8ae7"/>
    </style:style>
    <style:style style:name="T14" style:family="text">
      <style:text-properties fo:language="en" fo:country="US" officeooo:rsid="00307c5e"/>
    </style:style>
    <style:style style:name="T15" style:family="text">
      <style:text-properties style:text-underline-style="solid" style:text-underline-width="auto" style:text-underline-color="font-color" officeooo:rsid="0013566f"/>
    </style:style>
    <style:style style:name="T16" style:family="text">
      <style:text-properties style:text-underline-style="none" officeooo:rsid="0013566f"/>
    </style:style>
    <style:style style:name="T17" style:family="text">
      <style:text-properties fo:font-size="14pt" fo:language="ru" fo:country="RU" officeooo:rsid="0013566f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officeooo:rsid="002d7b16"/>
    </style:style>
    <style:style style:name="T20" style:family="text">
      <style:text-properties fo:font-size="10pt" fo:language="en" fo:country="US" officeooo:rsid="00307c5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><text:span text:style-name="T19">{{ workplace }}</text:span></text:p>
      <text:p text:style-name="P12"><text:span text:style-name="T1">C</text:span><text:span text:style-name="T3">ВИДЕТЕЛЬСТВО </text:span></text:p>
      <text:p text:style-name="P13"><text:span text:style-name="T17">О ПОВЕРКЕ № </text:span><text:span text:style-name="T18">{{ object.work_set.latest.id }}</text:span></text:p>
      <text:p text:style-name="P10"/>
      <text:p text:style-name="P11">Действительно до </text:p>
      <text:p text:style-name="P16"><text:s/>{{ object.next_date|date:"j E Y" }} <text:span text:style-name="T2">года</text:span></text:p>
      <text:p text:style-name="P2"/>
      <text:p text:style-name="P14"><text:span text:style-name="T3">Эталон (средство измерений) </text:span><text:span text:style-name="T2"><text:tab/></text:span><text:span text:style-name="T7">{{ object.measure.name }} </text:span><text:span text:style-name="T9">{{ object.measure.tipo }}</text:span></text:p>
      <text:p text:style-name="P7">Серия и номер клейма предыдущей поверки </text:p>
      <text:p text:style-name="P14"><text:span text:style-name="T5">заводской номер </text:span><text:span text:style-name="T2"><text:tab/></text:span><text:span text:style-name="T7">{{ object.number }}</text:span></text:p>
      <text:p text:style-name="P14"><text:span text:style-name="T5">принадлежащее </text:span><text:span text:style-name="T2"><text:tab/></text:span><text:span text:style-name="T7">{{ object.owner }}</text:span></text:p>
      <text:p text:style-name="P14"><text:span text:style-name="T5">поверено в соответствии с</text:span><text:span text:style-name="T2"> </text:span><text:span text:style-name="T14">{% xmlfor doc in object.measure.document.all %}</text:span></text:p>
      <text:p text:style-name="P20"><text:span text:style-name="T20">{{ doc }}</text:span></text:p>
      <text:p text:style-name="P20"><text:span text:style-name="T14">{% endxmlfor %} </text:span><text:span text:style-name="T5">с</text:span><text:span text:style-name="T8"> </text:span><text:span text:style-name="T5">применением эталонов </text:span></text:p>
      <text:p text:style-name="P15"><text:span text:style-name="T5">при следующих значениях влияющих факторов </text:span><text:span text:style-name="T4"><text:tab/></text:span></text:p>
      <text:p text:style-name="P6">и на основании результатов первичной (периодической) поверки признано годным к применению.</text:p>
      <text:p text:style-name="P5"/>
      <text:p text:style-name="P5">Поверительное клеймо</text:p>
      <text:p text:style-name="P5"/>
      <text:p text:style-name="P5"/>
      <text:p text:style-name="P8"><text:span text:style-name="T1"><text:tab/><text:tab/><text:tab/><text:tab/><text:tab/><text:tab/></text:span><text:span text:style-name="T16"> <text:tab/></text:span><text:span text:style-name="T1"><text:tab/><text:tab/><text:tab/></text:span><text:span text:style-name="T16"><text:tab/></text:span><text:span text:style-name="T1"><text:tab/><text:tab/></text:span></text:p>
      <text:p text:style-name="P9"/>
      <text:p text:style-name="P4"><text:span text:style-name="T1">Поверитель<text:tab/><text:tab/><text:tab/><text:tab/><text:tab/><text:tab/></text:span><text:span text:style-name="T15"><text:tab/><text:tab/><text:tab/></text:span><text:span text:style-name="T1"><text:tab/></text:span><text:span text:style-name="T11">{{ performer }}</text:span></text:p>
      <text:p text:style-name="P5"/>
      <text:p text:style-name="P17">{{ date|date:"j E Y" }} <text:span text:style-name="T6">год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6pt solid #000000" fo:padding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31:28.35</meta:creation-date>
    <meta:generator>LibreOffice/4.0.3.3$Windows_x86 LibreOffice_project/0eaa50a932c8f2199a615e1eb30f7ac74279539</meta:generator>
    <dc:date>2013-05-29T15:15:22.70</dc:date>
    <meta:editing-duration>PT22M45S</meta:editing-duration>
    <meta:editing-cycles>36</meta:editing-cycles>
    <meta:document-statistic meta:table-count="0" meta:image-count="0" meta:object-count="0" meta:page-count="1" meta:paragraph-count="18" meta:word-count="89" meta:character-count="670" meta:non-whitespace-character-count="565"/>
  </office:meta>
</office:document-meta>
</file>